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style:use-window-font-color="true" loext:opacity="0%" style:font-name="Droid Sans Mono" fo:font-size="14pt" fo:font-weight="normal" fo:background-color="transparent" style:font-size-asian="14pt" style:font-size-complex="14pt"/>
    </style:style>
    <style:style style:name="P2" style:family="paragraph" style:parent-style-name="Standard">
      <style:paragraph-properties style:line-height-at-least="0.198in"/>
      <style:text-properties style:use-window-font-color="true" loext:opacity="0%" style:font-name="Droid Sans Mono" fo:font-size="14pt" fo:font-weight="normal" officeooo:paragraph-rsid="00154fb7" fo:background-color="transparent" style:font-size-asian="14pt" style:font-size-complex="14pt"/>
    </style:style>
    <style:style style:name="P3" style:family="paragraph" style:parent-style-name="Standard">
      <style:text-properties style:use-window-font-color="true" loext:opacity="0%"/>
    </style:style>
    <style:style style:name="T1" style:family="text">
      <style:text-properties fo:color="#9cdcfe" loext:opacity="100%"/>
    </style:style>
    <style:style style:name="T2" style:family="text">
      <style:text-properties fo:color="#ce9178" loext:opacity="100%"/>
    </style:style>
    <style:style style:name="T3" style:family="text">
      <style:text-properties officeooo:rsid="00154f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title": "19" Staggered AC Forged Wheels",</text:p>
      <text:p text:style-name="P1">"category": "Wheels and Tires",</text:p>
      <text:p text:style-name="P1">"brand": "AC Forged",</text:p>
      <text:p text:style-name="P1">"price": "<text:span text:style-name="T3">1499</text:span>",</text:p>
      <text:p text:style-name="P1">"year": "202<text:span text:style-name="T3">0</text:span>",</text:p>
      <text:p text:style-name="P1">"quantity": "<text:span text:style-name="T3">8</text:span>",</text:p>
      <text:p text:style-name="P1">"imageUrl": "https://audiocityusa.com/shop/images/P/0-ac-forged-wheels-acf709-brushed-gold-face-with-chrome-lip-rims-audiocityusa-0.jpg",</text:p>
      <text:p text:style-name="P1">"rating": "<text:span text:style-name="T3">4</text:span>",</text:p>
      <text:p text:style-name="P2">"description": "19" Staggered AC Forged Wheels ACF709 Brushed Gold Face with Chrome Lip Three Piece Rims",</text:p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23:45:48.476988043</meta:creation-date>
    <dc:date>2025-03-29T01:28:38.315916401</dc:date>
    <meta:editing-duration>PT1H32M3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9" meta:word-count="39" meta:character-count="398" meta:non-whitespace-character-count="368"/>
  </office:meta>
</office:document-meta>
</file>